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1BDF01B3A2450929B55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shadow="hidden" draw:color-mode="standard" draw:luminance="0%" draw:contrast="0%" draw:gamma="100%" draw:red="0%" draw:green="0%" draw:blue="0%" fo:clip="rect(0cm, 0cm, 0cm, 2.371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4.6cm" svg:height="8.733cm" svg:x="4.2cm" svg:y="9.767cm">
          <draw:image xlink:href="Pictures/1000000000000400000001BDF01B3A2450929B55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6-05T22:47:37.964817605</dc:date>
    <meta:editing-duration>PT6M44S</meta:editing-duration>
    <meta:editing-cycles>1</meta:editing-cycles>
    <meta:document-statistic meta:object-count="1"/>
    <meta:generator>LibreOffice/6.4.7.2$Linux_X86_64 LibreOffice_project/40$Build-2</meta:generator>
  </office:meta>
</office:document-meta>
</file>